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1c6ea" officeooo:paragraph-rsid="0001c6ea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t(“Hello, World!”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 LibreOffice_project/1ec314fa52f458adc18c4f025c545a4e8b22c159</meta:generator>
    <dc:date>2019-07-22T20:56:22.387000000</dc:date>
    <meta:editing-duration>PT1M1S</meta:editing-duration>
    <meta:editing-cycles>1</meta:editing-cycles>
    <meta:document-statistic meta:table-count="0" meta:image-count="0" meta:object-count="0" meta:page-count="1" meta:paragraph-count="1" meta:word-count="2" meta:character-count="22" meta:non-whitespace-character-count="21"/>
  </office:meta>
</office:document-meta>
</file>